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ato" svg:font-family="Lato, 'Helvetica Neue', Helvetica, Arial, sans-serif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ce181e"/>
    </style:style>
    <style:style style:name="P2" style:family="paragraph" style:parent-style-name="Standard">
      <style:text-properties fo:color="#ce181e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e181e" fo:font-weight="bold" style:font-weight-asian="bold" style:font-weight-complex="bold"/>
    </style:style>
    <style:style style:name="P4" style:family="paragraph" style:parent-style-name="Standard">
      <style:text-properties fo:color="#ce181e" fo:font-weight="bold" officeooo:rsid="0010d4a6" officeooo:paragraph-rsid="0013d607" style:font-weight-asian="bold" style:font-weight-complex="bold"/>
    </style:style>
    <style:style style:name="P5" style:family="paragraph" style:parent-style-name="Standard">
      <style:text-properties fo:color="#ce181e" fo:font-weight="bold" officeooo:paragraph-rsid="0013d607" style:font-weight-asian="bold" style:font-weight-complex="bold"/>
    </style:style>
    <style:style style:name="P6" style:family="paragraph" style:parent-style-name="Standard">
      <style:text-properties fo:color="#ce181e" fo:font-weight="bold" officeooo:paragraph-rsid="00172eae" style:font-weight-asian="bold" style:font-weight-complex="bold"/>
    </style:style>
    <style:style style:name="P7" style:family="paragraph" style:parent-style-name="Standard">
      <style:text-properties fo:color="#ce181e" style:text-underline-style="none" officeooo:paragraph-rsid="000fbd20"/>
    </style:style>
    <style:style style:name="P8" style:family="paragraph" style:parent-style-name="Standard">
      <style:text-properties fo:color="#ce181e" officeooo:paragraph-rsid="001658d1"/>
    </style:style>
    <style:style style:name="P9" style:family="paragraph" style:parent-style-name="Standard">
      <style:paragraph-properties fo:text-align="center" style:justify-single-word="false"/>
      <style:text-properties fo:color="#ce181e" fo:font-size="18pt" fo:font-weight="bold" officeooo:rsid="0028cd56" officeooo:paragraph-rsid="0028cd56" style:font-size-asian="18pt" style:font-weight-asian="bold" style:font-size-complex="18pt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 style:list-style-name="L42"/>
    <style:style style:name="P12" style:family="paragraph" style:parent-style-name="Standard" style:list-style-name="L42">
      <style:text-properties officeooo:paragraph-rsid="001658d1"/>
    </style:style>
    <style:style style:name="P13" style:family="paragraph" style:parent-style-name="Standard" style:list-style-name="L43">
      <style:text-properties officeooo:paragraph-rsid="001658d1"/>
    </style:style>
    <style:style style:name="P14" style:family="paragraph" style:parent-style-name="Standard" style:list-style-name="L44">
      <style:text-properties officeooo:paragraph-rsid="001658d1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text-properties style:use-window-font-color="true" officeooo:paragraph-rsid="000fbd20"/>
    </style:style>
    <style:style style:name="P17" style:family="paragraph" style:parent-style-name="Standard" style:list-style-name="L45">
      <style:text-properties style:use-window-font-color="true" fo:font-weight="bold" officeooo:rsid="0010d4a6" officeooo:paragraph-rsid="0013d607" style:font-weight-asian="bold" style:font-weight-complex="bold"/>
    </style:style>
    <style:style style:name="P18" style:family="paragraph" style:parent-style-name="Standard">
      <style:text-properties style:use-window-font-color="true" fo:font-weight="bold" officeooo:rsid="001658d1" officeooo:paragraph-rsid="00172eae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use-window-font-color="true" fo:font-weight="bold" officeooo:rsid="001658d1" officeooo:paragraph-rsid="00172eae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use-window-font-color="true" fo:font-weight="bold" officeooo:rsid="0018189f" officeooo:paragraph-rsid="0018189f" style:font-weight-asian="bold" style:font-weight-complex="bold"/>
    </style:style>
    <style:style style:name="P21" style:family="paragraph" style:parent-style-name="Standard">
      <style:text-properties style:use-window-font-color="true" fo:font-weight="bold" officeooo:rsid="001b2366" officeooo:paragraph-rsid="001b2366" style:font-weight-asian="bold" style:font-weight-complex="bold"/>
    </style:style>
    <style:style style:name="P22" style:family="paragraph" style:parent-style-name="Standard">
      <style:text-properties style:use-window-font-color="true" fo:font-weight="bold" officeooo:paragraph-rsid="001cc40b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style:use-window-font-color="true" fo:font-weight="bold" officeooo:rsid="001df406" officeooo:paragraph-rsid="001df406" style:font-weight-asian="bold" style:font-weight-complex="bold"/>
    </style:style>
    <style:style style:name="P24" style:family="paragraph" style:parent-style-name="Standard" style:list-style-name="L51">
      <style:paragraph-properties fo:text-align="start" style:justify-single-word="false"/>
      <style:text-properties style:use-window-font-color="true" fo:font-weight="bold" officeooo:rsid="001ef422" officeooo:paragraph-rsid="001ef422" style:font-weight-asian="bold" style:font-weight-complex="bold"/>
    </style:style>
    <style:style style:name="P25" style:family="paragraph" style:parent-style-name="Standard" style:list-style-name="L55">
      <style:text-properties style:use-window-font-color="true" fo:font-weight="bold" officeooo:rsid="001fdf32" officeooo:paragraph-rsid="001fdf32" style:font-weight-asian="bold" style:font-weight-complex="bold"/>
    </style:style>
    <style:style style:name="P26" style:family="paragraph" style:parent-style-name="Standard" style:list-style-name="L47">
      <style:text-properties style:use-window-font-color="true" fo:font-weight="normal" officeooo:paragraph-rsid="001658d1" style:font-weight-asian="normal" style:font-weight-complex="normal"/>
    </style:style>
    <style:style style:name="P27" style:family="paragraph" style:parent-style-name="Standard">
      <style:text-properties style:use-window-font-color="true" fo:font-weight="normal" officeooo:rsid="00172eae" officeooo:paragraph-rsid="0018189f" style:font-weight-asian="normal" style:font-weight-complex="normal"/>
    </style:style>
    <style:style style:name="P28" style:family="paragraph" style:parent-style-name="Standard">
      <style:text-properties style:use-window-font-color="true" fo:font-weight="normal" officeooo:rsid="00172eae" officeooo:paragraph-rsid="00193ce1" style:font-weight-asian="normal" style:font-weight-complex="normal"/>
    </style:style>
    <style:style style:name="P29" style:family="paragraph" style:parent-style-name="Standard" style:list-style-name="L50">
      <style:text-properties style:use-window-font-color="true" fo:font-weight="normal" officeooo:rsid="001cb7fe" officeooo:paragraph-rsid="001cb7fe" style:font-weight-asian="normal" style:font-weight-complex="normal"/>
    </style:style>
    <style:style style:name="P30" style:family="paragraph" style:parent-style-name="Standard" style:list-style-name="L50">
      <style:text-properties style:use-window-font-color="true" fo:font-weight="normal" officeooo:rsid="001cc40b" officeooo:paragraph-rsid="001cc40b" style:font-weight-asian="normal" style:font-weight-complex="normal"/>
    </style:style>
    <style:style style:name="P31" style:family="paragraph" style:parent-style-name="Standard">
      <style:text-properties style:use-window-font-color="true" fo:font-weight="normal" officeooo:rsid="001ef422" officeooo:paragraph-rsid="001ef422" style:font-weight-asian="normal" style:font-weight-complex="normal"/>
    </style:style>
    <style:style style:name="P32" style:family="paragraph" style:parent-style-name="Standard" style:list-style-name="L53">
      <style:text-properties style:use-window-font-color="true" fo:font-weight="normal" officeooo:rsid="001ef422" officeooo:paragraph-rsid="001fdf32" style:font-weight-asian="normal" style:font-weight-complex="normal"/>
    </style:style>
    <style:style style:name="P33" style:family="paragraph" style:parent-style-name="Standard">
      <style:text-properties style:use-window-font-color="true" fo:font-weight="normal" officeooo:rsid="001ef422" officeooo:paragraph-rsid="001fdf32" style:font-weight-asian="normal" style:font-weight-complex="normal"/>
    </style:style>
    <style:style style:name="P34" style:family="paragraph" style:parent-style-name="Standard" style:list-style-name="L56">
      <style:text-properties style:use-window-font-color="true" fo:font-weight="normal" officeooo:rsid="001fdf32" officeooo:paragraph-rsid="001fdf32" style:font-weight-asian="normal" style:font-weight-complex="normal"/>
    </style:style>
    <style:style style:name="P35" style:family="paragraph" style:parent-style-name="Standard">
      <style:text-properties style:use-window-font-color="true" fo:font-weight="normal" officeooo:rsid="001fdf32" officeooo:paragraph-rsid="001fdf32" style:font-weight-asian="normal" style:font-weight-complex="normal"/>
    </style:style>
    <style:style style:name="P36" style:family="paragraph" style:parent-style-name="Standard">
      <style:text-properties style:use-window-font-color="true" fo:font-weight="normal" officeooo:rsid="001fdf32" officeooo:paragraph-rsid="0023011f" style:font-weight-asian="normal" style:font-weight-complex="normal"/>
    </style:style>
    <style:style style:name="P37" style:family="paragraph" style:parent-style-name="Standard">
      <style:text-properties style:use-window-font-color="true" fo:font-weight="normal" officeooo:paragraph-rsid="001983bc"/>
    </style:style>
    <style:style style:name="P38" style:family="paragraph" style:parent-style-name="Standard">
      <style:text-properties style:use-window-font-color="true" fo:font-weight="normal" officeooo:rsid="0019cef4" officeooo:paragraph-rsid="001b2366"/>
    </style:style>
    <style:style style:name="P39" style:family="paragraph" style:parent-style-name="Standard">
      <style:text-properties style:use-window-font-color="true" fo:font-weight="normal" officeooo:rsid="001b2366" officeooo:paragraph-rsid="001b2366"/>
    </style:style>
    <style:style style:name="P40" style:family="paragraph" style:parent-style-name="Standard">
      <style:text-properties style:use-window-font-color="true" fo:font-weight="normal" officeooo:rsid="001b2366" officeooo:paragraph-rsid="001b72ac"/>
    </style:style>
    <style:style style:name="P41" style:family="paragraph" style:parent-style-name="Standard">
      <style:text-properties style:use-window-font-color="true" fo:font-weight="normal" officeooo:rsid="001cb7fe" officeooo:paragraph-rsid="001cb7fe"/>
    </style:style>
    <style:style style:name="P42" style:family="paragraph" style:parent-style-name="Standard">
      <style:text-properties style:use-window-font-color="true" fo:font-weight="normal" officeooo:paragraph-rsid="001cc40b"/>
    </style:style>
    <style:style style:name="P43" style:family="paragraph" style:parent-style-name="Standard">
      <style:paragraph-properties fo:text-align="start" style:justify-single-word="false"/>
      <style:text-properties style:use-window-font-color="true" style:text-underline-style="solid" style:text-underline-width="auto" style:text-underline-color="font-color" fo:font-weight="bold" officeooo:rsid="0018189f" officeooo:paragraph-rsid="0018189f" style:font-weight-asian="bold" style:font-weight-complex="bold"/>
    </style:style>
    <style:style style:name="P44" style:family="paragraph" style:parent-style-name="Standard">
      <style:paragraph-properties fo:text-align="center" style:justify-single-word="false"/>
      <style:text-properties style:use-window-font-color="true" fo:font-size="18pt" style:text-underline-style="solid" style:text-underline-width="auto" style:text-underline-color="font-color" fo:font-weight="bold" officeooo:paragraph-rsid="001983bc" style:font-size-asian="18pt" style:font-weight-asian="bold" style:font-size-complex="18pt" style:font-weight-complex="bold"/>
    </style:style>
    <style:style style:name="P45" style:family="paragraph" style:parent-style-name="Standard">
      <style:text-properties style:use-window-font-color="true" fo:font-style="italic" fo:font-weight="normal" officeooo:paragraph-rsid="001ef422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style:use-window-font-color="true" fo:font-style="italic" fo:font-weight="normal" officeooo:paragraph-rsid="001cc40b" style:font-style-asian="italic" style:font-style-complex="italic"/>
    </style:style>
    <style:style style:name="P47" style:family="paragraph" style:parent-style-name="Standard">
      <style:text-properties fo:color="#ed1c24"/>
    </style:style>
    <style:style style:name="P48" style:family="paragraph" style:parent-style-name="Standard" style:list-style-name="L46">
      <style:text-properties officeooo:paragraph-rsid="001658d1"/>
    </style:style>
    <style:style style:name="P49" style:family="paragraph" style:parent-style-name="Standard">
      <style:text-properties fo:font-weight="normal" officeooo:rsid="001df406" officeooo:paragraph-rsid="001df406" style:font-weight-asian="normal" style:font-weight-complex="normal"/>
    </style:style>
    <style:style style:name="P50" style:family="paragraph" style:parent-style-name="Standard" style:list-style-name="L42">
      <style:text-properties officeooo:rsid="0013d607" officeooo:paragraph-rsid="001658d1"/>
    </style:style>
    <style:style style:name="P51" style:family="paragraph" style:parent-style-name="Standard">
      <style:text-properties officeooo:paragraph-rsid="0013d607"/>
    </style:style>
    <style:style style:name="P52" style:family="paragraph" style:parent-style-name="Standard">
      <style:text-properties officeooo:paragraph-rsid="001658d1"/>
    </style:style>
    <style:style style:name="P53" style:family="paragraph" style:parent-style-name="Standard" style:list-style-name="L49">
      <style:text-properties officeooo:paragraph-rsid="001b72ac"/>
    </style:style>
    <style:style style:name="P54" style:family="paragraph" style:parent-style-name="Standard" style:list-style-name="L49">
      <style:text-properties officeooo:rsid="001cb7fe" officeooo:paragraph-rsid="001cb7fe"/>
    </style:style>
    <style:style style:name="P55" style:family="paragraph" style:parent-style-name="Standard" style:list-style-name="L49">
      <style:text-properties officeooo:rsid="001cc40b" officeooo:paragraph-rsid="001cc40b"/>
    </style:style>
    <style:style style:name="P56" style:family="paragraph" style:parent-style-name="Standard">
      <style:text-properties officeooo:rsid="001cc40b" officeooo:paragraph-rsid="001cc40b"/>
    </style:style>
    <style:style style:name="P57" style:family="paragraph" style:parent-style-name="Standard">
      <style:text-properties officeooo:rsid="001df406" officeooo:paragraph-rsid="001df406"/>
    </style:style>
    <style:style style:name="P58" style:family="paragraph" style:parent-style-name="Standard" style:list-style-name="L49">
      <style:text-properties officeooo:rsid="001df406" officeooo:paragraph-rsid="001df406"/>
    </style:style>
    <style:style style:name="P59" style:family="paragraph" style:parent-style-name="Standard" style:list-style-name="L55">
      <style:text-properties officeooo:paragraph-rsid="001fdf32"/>
    </style:style>
    <style:style style:name="P60" style:family="paragraph" style:parent-style-name="Standard" style:list-style-name="L57">
      <style:text-properties officeooo:paragraph-rsid="0022989b"/>
    </style:style>
    <style:style style:name="P61" style:family="paragraph" style:parent-style-name="Standard">
      <style:text-properties officeooo:paragraph-rsid="0022989b"/>
    </style:style>
    <style:style style:name="P62" style:family="paragraph" style:parent-style-name="Standard">
      <style:text-properties officeooo:rsid="0023011f" officeooo:paragraph-rsid="0023011f"/>
    </style:style>
    <style:style style:name="P6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use-window-font-color="true"/>
    </style:style>
    <style:style style:name="P6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</style:style>
    <style:style style:name="P6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0fc0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172eae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officeooo:rsid="0018189f"/>
    </style:style>
    <style:style style:name="T7" style:family="text">
      <style:text-properties officeooo:rsid="000fbd2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0d4a6" style:font-weight-asian="normal" style:font-weight-complex="normal"/>
    </style:style>
    <style:style style:name="T10" style:family="text">
      <style:text-properties fo:font-weight="normal" officeooo:rsid="00172eae" style:font-weight-asian="normal" style:font-weight-complex="normal"/>
    </style:style>
    <style:style style:name="T11" style:family="text">
      <style:text-properties fo:font-weight="normal" officeooo:rsid="0018189f" style:font-weight-asian="normal" style:font-weight-complex="normal"/>
    </style:style>
    <style:style style:name="T12" style:family="text">
      <style:text-properties fo:font-weight="normal" officeooo:rsid="001ef422" style:font-weight-asian="normal" style:font-weight-complex="normal"/>
    </style:style>
    <style:style style:name="T13" style:family="text">
      <style:text-properties fo:color="#ce181e"/>
    </style:style>
    <style:style style:name="T14" style:family="text">
      <style:text-properties fo:color="#ce181e" fo:font-weight="bold" style:font-weight-asian="bold" style:font-weight-complex="bold"/>
    </style:style>
    <style:style style:name="T15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color="#ce181e" officeooo:rsid="0013d607"/>
    </style:style>
    <style:style style:name="T17" style:family="text">
      <style:text-properties fo:color="#ed1c24"/>
    </style:style>
    <style:style style:name="T18" style:family="text">
      <style:text-properties officeooo:rsid="0010d4a6"/>
    </style:style>
    <style:style style:name="T19" style:family="text">
      <style:text-properties fo:font-variant="normal" fo:text-transform="none" style:use-window-font-color="true" style:font-name="Liberation Serif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officeooo:rsid="00193ce1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officeooo:rsid="001983bc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officeooo:rsid="001b2366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officeooo:rsid="001cb7f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officeooo:rsid="001cc40b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officeooo:rsid="001df406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officeooo:rsid="001983bc" style:font-size-asian="12pt" style:font-size-complex="12pt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officeooo:rsid="001cc40b" style:font-size-asian="12pt" style:font-size-complex="12pt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000000" style:font-name="Liberation Serif" fo:font-size="12pt" fo:letter-spacing="normal" fo:font-style="normal" fo:font-weight="bold" officeooo:rsid="001b2366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000000" style:font-name="Liberation Serif" fo:font-size="12pt" fo:letter-spacing="normal" fo:font-style="normal" fo:font-weight="bold" officeooo:rsid="001cb7fe" style:font-size-asian="12pt" style:font-weight-asian="bold" style:font-size-complex="12pt" style:font-weight-complex="bold"/>
    </style:style>
    <style:style style:name="T3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000000" style:font-name="Liberation Serif" fo:font-size="12pt" fo:letter-spacing="normal" fo:font-style="normal" fo:font-weight="normal" officeooo:rsid="001b2366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000000" style:font-name="Liberation Serif" fo:font-size="12pt" fo:letter-spacing="normal" fo:font-style="normal" fo:font-weight="normal" officeooo:rsid="001b72ac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000000" style:font-name="Liberation Serif" fo:font-size="12pt" fo:letter-spacing="normal" fo:font-style="normal" fo:font-weight="normal" officeooo:rsid="001cb7fe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000000" style:font-name="Liberation Serif" fo:font-size="12pt" fo:letter-spacing="normal" fo:font-style="normal" fo:font-weight="normal" officeooo:rsid="001cc40b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000000" style:font-name="Liberation Serif" fo:font-size="12pt" fo:letter-spacing="normal" fo:font-style="italic" officeooo:rsid="00193ce1" style:font-size-asian="12pt" style:font-style-asian="italic" style:font-weight-asian="normal" style:font-size-complex="12pt" style:font-style-complex="italic" style:font-weight-complex="normal"/>
    </style:style>
    <style:style style:name="T39" style:family="text">
      <style:text-properties fo:font-variant="normal" fo:text-transform="none" fo:color="#000000" style:font-name="Liberation Serif" fo:font-size="12pt" fo:letter-spacing="normal" fo:language="en" fo:country="US" fo:font-style="normal" style:font-size-asian="12pt" style:font-size-complex="12pt"/>
    </style:style>
    <style:style style:name="T40" style:family="text">
      <style:text-properties fo:font-variant="normal" fo:text-transform="none" fo:color="#000000" style:font-name="Liberation Serif" fo:font-size="12pt" fo:letter-spacing="normal" officeooo:rsid="001df406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000000" style:font-name="Liberation Serif" fo:font-size="12pt" fo:letter-spacing="normal" officeooo:rsid="001cc40b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000000" style:font-name="Liberation Serif" fo:font-size="12pt" fo:letter-spacing="normal" officeooo:rsid="0019cef4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000000" style:font-name="Liberation Serif" fo:font-size="12pt" fo:letter-spacing="normal" officeooo:rsid="001983bc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000000" style:font-name="Liberation Serif" fo:font-size="18pt" fo:letter-spacing="normal" fo:font-style="normal" style:text-underline-style="solid" style:text-underline-width="auto" style:text-underline-color="font-color" style:font-size-asian="18pt" style:font-size-complex="18pt"/>
    </style:style>
    <style:style style:name="T45" style:family="text">
      <style:text-properties style:use-window-font-color="true" fo:font-weight="bold" style:font-weight-asian="bold" style:font-weight-complex="bold"/>
    </style:style>
    <style:style style:name="T46" style:family="text">
      <style:text-properties style:use-window-font-color="true" fo:font-weight="bold" officeooo:rsid="001ef422" style:font-weight-asian="bold" style:font-weight-complex="bold"/>
    </style:style>
    <style:style style:name="T47" style:family="text">
      <style:text-properties style:use-window-font-color="true" fo:font-weight="bold" officeooo:rsid="0022989b" style:font-weight-asian="bold" style:font-weight-complex="bold"/>
    </style:style>
    <style:style style:name="T48" style:family="text">
      <style:text-properties style:use-window-font-color="true" fo:font-weight="bold" officeooo:rsid="0023011f" style:font-weight-asian="bold" style:font-weight-complex="bold"/>
    </style:style>
    <style:style style:name="T49" style:family="text">
      <style:text-properties style:use-window-font-color="true" fo:font-weight="bold" officeooo:rsid="00230fc0" style:font-weight-asian="bold" style:font-weight-complex="bold"/>
    </style:style>
    <style:style style:name="T50" style:family="text">
      <style:text-properties style:use-window-font-color="true" fo:font-weight="normal" officeooo:rsid="0013d607" style:font-weight-asian="normal" style:font-weight-complex="normal"/>
    </style:style>
    <style:style style:name="T51" style:family="text">
      <style:text-properties style:use-window-font-color="true" fo:font-weight="normal" officeooo:rsid="001ef422" style:font-weight-asian="normal" style:font-weight-complex="normal"/>
    </style:style>
    <style:style style:name="T52" style:family="text">
      <style:text-properties style:use-window-font-color="true" fo:font-weight="normal" officeooo:rsid="0022989b" style:font-weight-asian="normal" style:font-weight-complex="normal"/>
    </style:style>
    <style:style style:name="T53" style:family="text">
      <style:text-properties style:use-window-font-color="true" fo:font-weight="normal" officeooo:rsid="0023011f" style:font-weight-asian="normal" style:font-weight-complex="normal"/>
    </style:style>
    <style:style style:name="T54" style:family="text">
      <style:text-properties style:use-window-font-color="true" fo:font-weight="normal" officeooo:rsid="00230fc0" style:font-weight-asian="normal" style:font-weight-complex="normal"/>
    </style:style>
    <style:style style:name="T55" style:family="text">
      <style:text-properties style:use-window-font-color="true" officeooo:rsid="0013d607"/>
    </style:style>
    <style:style style:name="T56" style:family="text">
      <style:text-properties style:use-window-font-color="true" officeooo:rsid="001658d1"/>
    </style:style>
    <style:style style:name="T57" style:family="text">
      <style:text-properties style:use-window-font-color="true" officeooo:rsid="001ef422"/>
    </style:style>
    <style:style style:name="T58" style:family="text">
      <style:text-properties style:font-name="Liberation Serif"/>
    </style:style>
    <style:style style:name="T59" style:family="text">
      <style:text-properties officeooo:rsid="00121500"/>
    </style:style>
    <style:style style:name="T60" style:family="text">
      <style:text-properties officeooo:rsid="0013d607"/>
    </style:style>
    <style:style style:name="T61" style:family="text">
      <style:text-properties officeooo:rsid="00172eae"/>
    </style:style>
    <style:style style:name="T62" style:family="text">
      <style:text-properties officeooo:rsid="0018189f"/>
    </style:style>
    <style:style style:name="T63" style:family="text">
      <style:text-properties officeooo:rsid="00193ce1" style:font-weight-asian="normal" style:font-weight-complex="normal"/>
    </style:style>
    <style:style style:name="T64" style:family="text">
      <style:text-properties officeooo:rsid="001983bc" style:font-weight-asian="normal" style:font-weight-complex="normal"/>
    </style:style>
    <style:style style:name="T65" style:family="text">
      <style:text-properties officeooo:rsid="001983bc"/>
    </style:style>
    <style:style style:name="T66" style:family="text">
      <style:text-properties officeooo:rsid="001ef422"/>
    </style:style>
    <style:style style:name="T67" style:family="text">
      <style:text-properties officeooo:rsid="0020fb2d"/>
    </style:style>
    <style:style style:name="T68" style:family="text">
      <style:text-properties officeooo:rsid="00230fc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number text:level="1" text:style-name="Numbering_20_Symbols" style:num-suffix="." style:num-format="1" text:start-value="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number text:level="1" text:style-name="Numbering_20_Symbols" style:num-suffix="." style:num-format="1" text:start-value="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number text:level="1" text:style-name="Numbering_20_Symbols" style:num-suffix="." style:num-format="1" text:start-value="10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9">
      <text:list-level-style-number text:level="1" text:style-name="Numbering_20_Symbols" style:num-suffix="." style:num-format="1" text:start-value="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0">
      <text:list-level-style-number text:level="1" text:style-name="Numbering_20_Symbols" style:num-suffix="." style:num-format="1" text:start-value="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1">
      <text:list-level-style-number text:level="1" text:style-name="Numbering_20_Symbols" style:num-suffix="." style:num-format="1" text:start-value="10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6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8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number text:level="1" text:style-name="Numbering_20_Symbols" style:num-suffix="." style:num-format="1" text:start-value="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0">
      <text:list-level-style-number text:level="1" text:style-name="Numbering_20_Symbols" style:num-suffix="." style:num-format="1" text:start-value="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 text:start-value="10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heck Box 1" form:control-implementation="ooo:com.sun.star.form.component.CheckBox" xml:id="control1" form:id="control1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2" form:id="control2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3" form:id="control3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4" form:id="control4" form:label="Check Box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5" form:id="control5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6" form:id="control6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7" form:id="control7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8" form:id="control8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9" form:id="control9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0" form:id="control10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1" form:id="control11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2" form:id="control12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3" form:id="control13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4" form:id="control14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5" form:id="control15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6" form:id="control16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7" form:id="control17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8" form:id="control18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9" form:id="control19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0"/>
      <text:p text:style-name="P9">CRITRIA CHECKLIST</text:p>
      <text:p text:style-name="P9"/>
      <text:p text:style-name="P3"/>
      <text:p text:style-name="P2">Start: Saturday Oct, 26th - <text:s/>2:<text:span text:style-name="T7">30</text:span> pm</text:p>
      <text:p text:style-name="Standard"/>
      <text:p text:style-name="Standard"/>
      <text:p text:style-name="P52"><text:span text:style-name="T17">1.</text:span><text:span text:style-name="T13"> <text:s/></text:span><text:span text:style-name="T3">Come up with the marketplace idea i will implement. <text:s/></text:span><text:span text:style-name="T3"><draw:control text:anchor-type="as-char" draw:z-index="5" draw:style-name="gr1" draw:text-style-name="P65" svg:width="0.556cm" svg:height="0.371cm" draw:control="control6"/></text:span></text:p>
      <text:p text:style-name="Standard"/>
      <text:p text:style-name="P2">To help with this:</text:p>
      <text:p text:style-name="Standard">Study ecommerce and marketplace applications online to inspire an idea. Look for flaws in existing applications that i can execute on so i can get a USP. Look for problems that need solving in this world. </text:p>
      <text:p text:style-name="Standard"/>
      <text:p text:style-name="Standard"><text:span text:style-name="T14">Criteria:</text:span> </text:p>
      <text:list xml:id="list1205947356" text:style-name="L42">
        <text:list-item>
          <text:p text:style-name="P11">Demonstrates a full understanding of the problems that exist in a relevant marketplace that needs disrupting. <draw:control text:anchor-type="as-char" draw:z-index="0" draw:style-name="gr1" draw:text-style-name="P65" svg:width="0.556cm" svg:height="0.371cm" draw:control="control1"/></text:p>
        </text:list-item>
        <text:list-item>
          <text:p text:style-name="P12">Identification of the problem you are trying to solve by building this particular marketplace app. <draw:control text:anchor-type="as-char" draw:z-index="1" draw:style-name="gr1" draw:text-style-name="P65" svg:width="0.556cm" svg:height="0.371cm" draw:control="control2"/></text:p>
        </text:list-item>
        <text:list-item>
          <text:p text:style-name="P12">Why is it a problem that needs solving? <draw:control text:anchor-type="as-char" draw:z-index="2" draw:style-name="gr1" draw:text-style-name="P65" svg:width="0.556cm" svg:height="0.371cm" draw:control="control3"/></text:p>
        </text:list-item>
        <text:list-item>
          <text:p text:style-name="P12"><text:span text:style-name="T60">What is the applications p</text:span>urpose? <text:s/><draw:control text:anchor-type="as-char" draw:z-index="3" draw:style-name="gr1" draw:text-style-name="P65" svg:width="0.556cm" svg:height="0.371cm" draw:control="control4"/></text:p>
        </text:list-item>
        <text:list-item>
          <text:p text:style-name="P50">Who is the applications target audience? <draw:control text:anchor-type="as-char" draw:z-index="4" draw:style-name="gr1" draw:text-style-name="P65" svg:width="0.556cm" svg:height="0.371cm" draw:control="control5"/></text:p>
        </text:list-item>
      </text:list>
      <text:p text:style-name="Standard"/>
      <text:p text:style-name="Standard"/>
      <text:p text:style-name="P6">Answer/<text:span text:style-name="T18">Status</text:span>:</text:p>
      <text:p text:style-name="P6"/>
      <text:p text:style-name="P6"><text:span text:style-name="T56">Idea: </text:span></text:p>
      <text:p text:style-name="P18"><text:span text:style-name="T8">Online skydiving </text:span><text:span text:style-name="T12">equipment </text:span><text:span text:style-name="T8">marketplace called Sky</text:span><text:span text:style-name="T11">g</text:span><text:span text:style-name="T10">ear</text:span><text:span text:style-name="T8">.com.au </text:span></text:p>
      <text:p text:style-name="P18"><text:span text:style-name="T8"/></text:p>
      <text:p text:style-name="P18">Purpose: </text:p>
      <text:p text:style-name="P19"><text:span text:style-name="T8">To </text:span><text:span text:style-name="T10">centralize and </text:span><text:span text:style-name="T8">facilitate the buying and selling of pre-owned skydiving gear in Australia, on one easy to use platform.</text:span></text:p>
      <text:p text:style-name="P19"><text:span text:style-name="T8"/></text:p>
      <text:p text:style-name="P19"><text:span text:style-name="T61">Problem(s) this marketplace app’ will solve:</text:span><text:span text:style-name="T10"> </text:span></text:p>
      <text:p text:style-name="P19"><text:span text:style-name="T10"/></text:p>
      <text:p text:style-name="P20"><text:span text:style-name="T5">I</text:span><text:span text:style-name="T4">dentified problems:</text:span><text:span text:style-name="T8"> </text:span></text:p>
      <text:list xml:id="list734404421" text:style-name="L51">
        <text:list-item>
          <text:p text:style-name="P24"><text:span text:style-name="T8">There is no central</text:span></text:p>
        </text:list-item>
      </text:list>
      <text:p text:style-name="P20"><text:span text:style-name="T8"/></text:p>
      <text:p text:style-name="P43"><text:span text:style-name="T8">Solutions:</text:span></text:p>
      <text:p text:style-name="P19"><text:span text:style-name="T10"/></text:p>
      <text:p text:style-name="P27"><text:span text:style-name="T6">Summary: </text:span></text:p>
      <text:p text:style-name="P28"><text:span text:style-name="T62">The skydive e-commerce industry is undeveloped in Australia. Currently there are only EIGHT online stores selling skydive equipment nationwide. Out of these eight stores, only FIVE sell pre-owned equipment and out of these 5, only TWO offer the ability for the user to upload their own listings. </text:span></text:p>
      <text:p text:style-name="P28"/>
      <text:p text:style-name="P28"><text:span text:style-name="T62">Out of these TWO who offer this ablity, one does not allow the user to upload images of their product. The other is a facebook group which, as a result, does not facilitate the user with easy navigation and general key features of a good UX &amp; UI.</text:span></text:p>
      <text:p text:style-name="Standard"/>
      <text:p text:style-name="P64"><text:soft-page-break/></text:p>
      <text:p text:style-name="Standard"/>
      <text:p text:style-name="Standard"/>
      <text:p text:style-name="P47"/>
      <text:p text:style-name="P52"><text:span text:style-name="T17">2. </text:span><text:span text:style-name="T3">Write user stories for the application </text:span><text:span text:style-name="T3"><draw:control text:anchor-type="as-char" draw:z-index="7" draw:style-name="gr1" draw:text-style-name="P65" svg:width="0.556cm" svg:height="0.371cm" draw:control="control8"/></text:span></text:p>
      <text:p text:style-name="P2">Due: <text:span text:style-name="T9">3:30pm</text:span></text:p>
      <text:p text:style-name="P2"/>
      <text:p text:style-name="P2">Criteria: </text:p>
      <text:list xml:id="list792284273" text:style-name="L43">
        <text:list-item>
          <text:p text:style-name="P13">User stories are well thought out, relevant, and comprehensively cover the needs of the app. <draw:control text:anchor-type="as-char" draw:z-index="6" draw:style-name="gr1" draw:text-style-name="P65" svg:width="0.556cm" svg:height="0.371cm" draw:control="control7"/></text:p>
        </text:list-item>
      </text:list>
      <text:p text:style-name="Standard"/>
      <text:p text:style-name="P2"/>
      <text:p text:style-name="P2">Answer/<text:span text:style-name="T18">Status</text:span>:</text:p>
      <text:p text:style-name="Standard"/>
      <text:p text:style-name="P64"/>
      <text:p text:style-name="Standard"/>
      <text:p text:style-name="Standard"/>
      <text:p text:style-name="Standard"/>
      <text:p text:style-name="P52"><text:span text:style-name="T17">3. <text:s/></text:span><text:span text:style-name="T3">Create a wireframe of my application. </text:span><text:span text:style-name="T3"><draw:control text:anchor-type="as-char" draw:z-index="8" draw:style-name="gr1" draw:text-style-name="P65" svg:width="0.556cm" svg:height="0.371cm" draw:control="control9"/></text:span></text:p>
      <text:p text:style-name="P2">Due: <text:span text:style-name="T9">4:30 pm</text:span></text:p>
      <text:p text:style-name="P2">Criteria: </text:p>
      <text:list xml:id="list3207454680" text:style-name="L44">
        <text:list-item>
          <text:p text:style-name="P14">More than five detailed and well designed wireframes provided, for several different screen sizes (as required for the app). <draw:control text:anchor-type="as-char" draw:z-index="9" draw:style-name="gr1" draw:text-style-name="P65" svg:width="0.556cm" svg:height="0.371cm" draw:control="control10"/></text:p>
        </text:list-item>
      </text:list>
      <text:p text:style-name="Standard"><text:s/></text:p>
      <text:p text:style-name="P2">Answer/<text:span text:style-name="T18">Status</text:span>:</text:p>
      <text:p text:style-name="Standard"/>
      <text:p text:style-name="P64"/>
      <text:p text:style-name="Standard"/>
      <text:p text:style-name="Standard"/>
      <text:p text:style-name="Standard"/>
      <text:p text:style-name="P52"><text:span text:style-name="T16">4</text:span><text:span text:style-name="T13">. <text:s/></text:span><text:span text:style-name="T3">Create a mood-board for the general feel/UI of my application. </text:span><text:span text:style-name="T3"><draw:control text:anchor-type="as-char" draw:z-index="10" draw:style-name="gr1" draw:text-style-name="P65" svg:width="0.556cm" svg:height="0.371cm" draw:control="control11"/></text:span></text:p>
      <text:p text:style-name="P5">Due: <text:span text:style-name="T9">5:30 pm</text:span></text:p>
      <text:p text:style-name="P5">Criteria: </text:p>
      <text:list xml:id="list2525554240" text:style-name="L45">
        <text:list-item>
          <text:p text:style-name="P17">No criteria.</text:p>
        </text:list-item>
      </text:list>
      <text:p text:style-name="P4"/>
      <text:p text:style-name="P5">Answer/<text:span text:style-name="T18">Status</text:span>:</text:p>
      <text:p text:style-name="P5"/>
      <text:p text:style-name="P64"/>
      <text:p text:style-name="P51"/>
      <text:p text:style-name="Standard"/>
      <text:p text:style-name="P52"><text:span text:style-name="T16">5</text:span><text:span text:style-name="T13">. <text:s/></text:span><text:span text:style-name="T3">Draw up the ERD ((data relationship model (with wireframe software) ). </text:span><text:span text:style-name="T3"><draw:control text:anchor-type="as-char" draw:z-index="11" draw:style-name="gr1" draw:text-style-name="P65" svg:width="0.556cm" svg:height="0.371cm" draw:control="control12"/></text:span></text:p>
      <text:p text:style-name="P7"><text:span text:style-name="T1">Due:</text:span><text:span text:style-name="T8"> </text:span><text:span text:style-name="T9">5:00pm </text:span></text:p>
      <text:p text:style-name="P7"><text:span text:style-name="T9"/></text:p>
      <text:p text:style-name="Standard"><text:span text:style-name="T14">To help with this:</text:span> </text:p>
      <text:p text:style-name="Standard">Vaguely explain in english, the code components (MVC models) that will be required to fulfill those user-stories, <text:span text:style-name="T59">this will give me an idea of what the ERD will look like and will break down the complexity as I try to explain it out-loud.</text:span></text:p>
      <text:p text:style-name="Standard"/>
      <text:p text:style-name="Standard">(Use Rubber Duck Method to pretend i am in a team environment!). </text:p>
      <text:p text:style-name="Standard"/>
      <text:p text:style-name="Standard"><text:span text:style-name="T14">Criteria:</text:span> </text:p>
      <text:list xml:id="list4126862027" text:style-name="L46">
        <text:list-item>
          <text:p text:style-name="P48">Provide your database schema design <draw:control text:anchor-type="as-char" draw:z-index="12" draw:style-name="gr1" draw:text-style-name="P65" svg:width="0.556cm" svg:height="0.371cm" draw:control="control13"/></text:p>
        </text:list-item>
        <text:list-item>
          <text:p text:style-name="P48"><text:soft-page-break/>Flawless, complex, complete, and well thought through ERDs provided. <draw:control text:anchor-type="as-char" draw:z-index="13" draw:style-name="gr1" draw:text-style-name="P65" svg:width="0.556cm" svg:height="0.371cm" draw:control="control14"/></text:p>
        </text:list-item>
        <text:list-item>
          <text:p text:style-name="P48">ERD provided represents a normalised database model. <draw:control text:anchor-type="as-char" draw:z-index="14" draw:style-name="gr1" draw:text-style-name="P65" svg:width="0.556cm" svg:height="0.371cm" draw:control="control15"/></text:p>
        </text:list-item>
        <text:list-item>
          <text:p text:style-name="P48">Meets D with no duplication and ideal definition of entities. <draw:control text:anchor-type="as-char" draw:z-index="15" draw:style-name="gr1" draw:text-style-name="P65" svg:width="0.556cm" svg:height="0.371cm" draw:control="control16"/></text:p>
        </text:list-item>
      </text:list>
      <text:p text:style-name="Standard"><text:s/></text:p>
      <text:p text:style-name="P2">Answer/<text:span text:style-name="T18">Status</text:span>:</text:p>
      <text:p text:style-name="Standard"/>
      <text:p text:style-name="P64"/>
      <text:p text:style-name="Standard"/>
      <text:p text:style-name="P1"/>
      <text:p text:style-name="P1"/>
      <text:p text:style-name="P8">6. <text:s/><text:span text:style-name="T58"><text:s/></text:span><text:span text:style-name="T19">Describe the way tasks are planned and tracked in your project. </text:span><text:span text:style-name="T19"><draw:control text:anchor-type="as-char" draw:z-index="16" draw:style-name="gr1" draw:text-style-name="P65" svg:width="0.556cm" svg:height="0.371cm" draw:control="control17"/></text:span></text:p>
      <text:p text:style-name="P2">Due: <text:span text:style-name="T55">6:00 </text:span><text:span text:style-name="T50">pm</text:span></text:p>
      <text:p text:style-name="P2"/>
      <text:p text:style-name="P2">Criteria: </text:p>
      <text:list xml:id="list1709833185" text:style-name="L47">
        <text:list-item>
          <text:p text:style-name="P26">Describe the way tasks are planned and tracked in your project <draw:control text:anchor-type="as-char" draw:z-index="17" draw:style-name="gr1" draw:text-style-name="P65" svg:width="0.556cm" svg:height="0.371cm" draw:control="control18"/></text:p>
        </text:list-item>
        <text:list-item>
          <text:p text:style-name="P26">Shows significant planning for how tasks are planned and tracked, including a full description of the process and of the tools used <draw:control text:anchor-type="as-char" draw:z-index="18" draw:style-name="gr1" draw:text-style-name="P65" svg:width="0.556cm" svg:height="0.371cm" draw:control="control19"/></text:p>
        </text:list-item>
      </text:list>
      <text:p text:style-name="P2"/>
      <text:p text:style-name="P2"/>
      <text:p text:style-name="P2">Answer/<text:span text:style-name="T18">Status</text:span>:</text:p>
      <text:p text:style-name="P2"/>
      <text:p text:style-name="P2"/>
      <text:p text:style-name="P2"/>
      <text:p text:style-name="P2"/>
      <text:p text:style-name="P63"/>
      <text:p text:style-name="P16"/>
      <text:p text:style-name="P1"/>
      <text:p text:style-name="Standard"/>
      <text:p text:style-name="P15"><text:span text:style-name="T15">Objectives - Build Stage:</text:span> </text:p>
      <text:p text:style-name="Standard"/>
      <text:p text:style-name="P10"><text:span text:style-name="T13">Start: Saturday Oct, 26th - <text:s/></text:span><text:span text:style-name="T16">6: 30 </text:span><text:span text:style-name="T13">pm</text:span></text:p>
      <text:p text:style-name="Standard"><text:span text:style-name="T13"/></text:p>
      <text:p text:style-name="Standard"><text:s/></text:p>
      <text:p text:style-name="Standard"/>
      <text:p text:style-name="P2">1. <text:s/></text:p>
      <text:p text:style-name="P2">Due: </text:p>
      <text:p text:style-name="P2"><text:s/></text:p>
      <text:p text:style-name="P2">2. <text:s/></text:p>
      <text:p text:style-name="P2">Due: </text:p>
      <text:p text:style-name="P2"><text:s/></text:p>
      <text:p text:style-name="P2">3. <text:s/></text:p>
      <text:p text:style-name="P2">Due: </text:p>
      <text:p text:style-name="P2"><text:s/></text:p>
      <text:p text:style-name="P2">4. <text:s/></text:p>
      <text:p text:style-name="P2">Due: </text:p>
      <text:p text:style-name="P2"><text:s/></text:p>
      <text:p text:style-name="P2">5. <text:s/></text:p>
      <text:p text:style-name="P2">Due: </text:p>
      <text:p text:style-name="P2"><text:s/></text:p>
      <text:p text:style-name="P2">6. <text:s text:c="2"/></text:p>
      <text:p text:style-name="P2">Due: </text:p>
      <text:p text:style-name="P2"><text:s/></text:p>
      <text:p text:style-name="P2"><text:soft-page-break/>7. <text:s/></text:p>
      <text:p text:style-name="P2">Due: </text:p>
      <text:p text:style-name="P2"><text:s/></text:p>
      <text:p text:style-name="P2">8. <text:s/></text:p>
      <text:p text:style-name="P2">Due: </text:p>
      <text:p text:style-name="P2"><text:s/></text:p>
      <text:p text:style-name="P2">9. <text:s text:c="2"/></text:p>
      <text:p text:style-name="P2">Due: </text:p>
      <text:p text:style-name="P2"><text:s/></text:p>
      <text:p text:style-name="P2">10. <text:s/></text:p>
      <text:p text:style-name="P2">Due: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<text:span text:style-name="T14">Objectives - Deploy <text:s/>/ Presentation / Documentation Stage:</text:span> </text:p>
      <text:p text:style-name="P1">Start: Monday Oct, 28th - <text:s/>6:30pm</text:p>
      <text:p text:style-name="Standard"><text:s/></text:p>
      <text:p text:style-name="P2">1. <text:s/></text:p>
      <text:p text:style-name="P2">Due: </text:p>
      <text:p text:style-name="P2"><text:s/></text:p>
      <text:p text:style-name="P2">2. <text:s/></text:p>
      <text:p text:style-name="P2">Due: </text:p>
      <text:p text:style-name="P2"><text:s/></text:p>
      <text:p text:style-name="P2">3. <text:s/></text:p>
      <text:p text:style-name="P2">Due: </text:p>
      <text:p text:style-name="P2"><text:s/></text:p>
      <text:p text:style-name="P2">4. <text:s/></text:p>
      <text:p text:style-name="P2">Due: </text:p>
      <text:p text:style-name="P2"><text:s/></text:p>
      <text:p text:style-name="P2">5. <text:s/></text:p>
      <text:p text:style-name="P2">Due: </text:p>
      <text:p text:style-name="P2"><text:s/></text:p>
      <text:p text:style-name="P2">6. <text:s text:c="2"/></text:p>
      <text:p text:style-name="P2">Due: </text:p>
      <text:p text:style-name="P2"><text:s/></text:p>
      <text:p text:style-name="P2">7. <text:s/></text:p>
      <text:p text:style-name="P2">Due: </text:p>
      <text:p text:style-name="P2"><text:s/></text:p>
      <text:p text:style-name="P2">8. <text:s/></text:p>
      <text:p text:style-name="P2">Due: </text:p>
      <text:p text:style-name="P2"><text:s/></text:p>
      <text:p text:style-name="P2">9. <text:s text:c="2"/></text:p>
      <text:p text:style-name="P2">Due: </text:p>
      <text:p text:style-name="P2"><text:s/></text:p>
      <text:p text:style-name="P2">10. <text:s/></text:p>
      <text:p text:style-name="P2">Due: </text:p>
      <text:p text:style-name="P2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ato" svg:font-family="Lato, 'Helvetica Neue', Helvetica, Arial, sans-serif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3:54:07.898139782</meta:creation-date>
    <dc:date>2019-10-27T11:56:37.422727786</dc:date>
    <meta:editing-duration>PT17H15M5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4" meta:paragraph-count="121" meta:word-count="560" meta:character-count="3345" meta:non-whitespace-character-count="2763"/>
  </office:meta>
</office:document-meta>
</file>